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40000000F01B97891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4" style:family="paragraph" style:parent-style-name="Standard">
      <style:paragraph-properties fo:line-height="107%" fo:break-before="auto" fo:break-after="auto" style:writing-mode="lr-tb"/>
    </style:style>
    <style:style style:name="P5" style:family="paragraph" style:parent-style-name="Standard">
      <style:paragraph-properties fo:line-height="150%" fo:break-before="auto" fo:break-after="auto" style:writing-mode="lr-tb"/>
    </style:style>
    <style:style style:name="P6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line-height="150%" fo:break-before="auto" fo:break-after="auto" style:writing-mode="lr-tb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8" style:family="paragraph" style:parent-style-name="Standard">
      <style:paragraph-properties fo:line-height="150%" style:writing-mode="lr-tb"/>
    </style:style>
    <style:style style:name="P9" style:family="paragraph" style:parent-style-name="Standard">
      <style:paragraph-properties fo:line-height="150%" style:writing-mode="lr-tb"/>
      <style:text-properties style:font-name="Times New Roman" style:font-name-asian="Times New Roman" style:font-name-complex="Times New Roman"/>
    </style:style>
    <style:style style:name="P10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P11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3">Aluno</text:span><text:span text:style-name="T2">: Antônio Carlos de Freitas Silva<text:tab/><text:tab/><text:tab/><text:tab/><text:tab/></text:span><text:span text:style-name="T3">Data:</text:span><text:span text:style-name="T2"> 10/10/2013</text:span></text:p>
      <text:p text:style-name="P5"><text:span text:style-name="T3">Fase/Iteração:</text:span><text:span text:style-name="T2"> Sprint 2<text:tab/><text:tab/><text:tab/><text:tab/><text:tab/><text:tab/><text:tab/></text:span><text:span text:style-name="T3">Esforço Total:</text:span><text:span text:style-name="T2"> 06h</text:span></text:p>
      <text:p text:style-name="P6"/>
      <text:p text:style-name="P5"><text:span text:style-name="T3">Atividade: #39 Definição das Equipes da Sprint 2</text:span><text:span text:style-name="T2"><text:tab/><text:tab/><text:tab/></text:span><text:span text:style-name="T3">Esforço: 2h</text:span></text:p>
      <text:p text:style-name="P6">Descrição: Definir as equipes da Sprint 2<text:tab/></text:p>
      <text:p text:style-name="P6">Produtos: Organograma das equipes</text:p>
      <text:p text:style-name="P6">Equipe: Lucas Carvalho e Gabriel Benício </text:p>
      <text:p text:style-name="P9">Artefato: RELPREV-022013-GPR-Organograma_Sprint_2</text:p>
      <text:p text:style-name="P7"/>
      <text:p text:style-name="P8"><text:span text:style-name="T3">Atividade: #66 Definição das Atividades da Sprint 3</text:span><text:span text:style-name="T2"><text:tab/><text:tab/><text:tab/></text:span><text:span text:style-name="T3">Esforço: 3h</text:span></text:p>
      <text:p text:style-name="P6">Descrição: Planejar as atividades da próxima Sprint<text:tab/><text:tab/></text:p>
      <text:p text:style-name="P6">Produtos: Tarefas no Redmine</text:p>
      <text:p text:style-name="P6">Equipe: Gabriel Benício e Lucas Carvalho</text:p>
      <text:p text:style-name="P3">Artefato: -</text:p>
      <text:p text:style-name="P3"/>
      <text:p text:style-name="P5"><text:span text:style-name="T3">Atividade: #67 Criação dos Diretórios de Artefatos do RELPREV</text:span><text:span text:style-name="T2"><text:tab/></text:span><text:span text:style-name="T3">Esforço: 1h</text:span></text:p>
      <text:p text:style-name="P6">Descrição: Criação do Diretório de Processo, Relatórios Individual e Protótipos </text:p>
      <text:p text:style-name="P6">Produtos: Diretórios no SVN</text:p>
      <text:p text:style-name="P6">Equipe: </text:p>
      <text:p text:style-name="P3">Artefato: <text:s/>r56, r57, r58 no SV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T2" style:family="text">
      <style:text-properties style:font-name="Times New Roman" style:font-name-asian="Times New Roman" style:font-name-complex="Times New Roman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ábrica</text:span><text:span text:style-name="MT1"> </text:span><text:span text:style-name="MT1">de</text:span><text:span text:style-name="MT1"> </text:span><text:span text:style-name="MT1">Software</text:span><text:span text:style-name="MT1"> – </text:span><text:span text:style-name="MT1">Instituto</text:span><text:span text:style-name="MT1"> </text:span><text:span text:style-name="MT1">de</text:span><text:span text:style-name="MT1"> </text:span><text:span text:style-name="MT1">Informática</text:span><text:span text:style-name="MT1"> – </text:span><text:span text:style-name="MT1">Universidade</text:span><text:span text:style-name="MT1"> </text:span><text:span text:style-name="MT1">Federal</text:span><text:span text:style-name="MT1"> </text:span><text:span text:style-name="MT1">de</text:span><text:span text:style-name="MT1"> </text:span><text:span text:style-name="MT1">Goiás</text:span><draw:frame draw:style-name="Mfr1" draw:name="figuras1" text:anchor-type="char" svg:x="14.58cm" svg:y="0cm" svg:width="2.256cm" svg:height="1.469cm" draw:z-index="0"><draw:image xlink:href="Pictures/1000020100000140000000F01B97891D.png" xlink:type="simple" xlink:show="embed" xlink:actuate="onLoad"/></draw:frame></text:p>
        <text:p text:style-name="MP2">Nome do Projeto</text:p>
        <text:p text:style-name="MP3"><text:span text:style-name="MT2">Relatório</text:span><text:span text:style-name="MT2"> </text:span><text:span text:style-name="MT2">Individual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dc:title/>
    <meta:initial-creator/>
    <meta:editing-cycles>5</meta:editing-cycles>
    <dc:date>2013-10-10T20:22:36</dc:date>
    <meta:editing-duration>P0D</meta:editing-duration>
    <meta:document-statistic meta:table-count="0" meta:image-count="1" meta:object-count="0" meta:page-count="1" meta:paragraph-count="20" meta:word-count="121" meta:character-count="863" meta:non-whitespace-character-count="741"/>
  </office:meta>
</office:document-meta>
</file>